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03abc"/>
    </style:style>
    <style:style style:name="P2" style:family="paragraph" style:parent-style-name="Standard">
      <style:text-properties officeooo:paragraph-rsid="0011d1d5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b731d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Sect1" style:family="section">
      <style:section-properties fo:margin-left="0.286cm" fo:margin-right="0.183cm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entries">
        <text:p text:style-name="P3"/>
        <text:p text:style-name="P1"><draw:frame text:anchor-type="as-char" svg:y="-0.365cm" draw:z-index="0" draw:name="korb.kunde.lieferAdresszeilen.0" draw:style-name="gr1" draw:text-style-name="P4" svg:width="4.966cm" svg:height="0.489cm"><draw:text-box><text:p><text:span text:style-name="T1">Zeile 1</text:span></text:p></draw:text-box></draw:frame></text:p>
        <text:p text:style-name="P2"><draw:frame text:anchor-type="as-char" svg:y="-0.365cm" draw:z-index="1" draw:name="korb.kunde.lieferAdresszeilen.1" draw:style-name="gr1" draw:text-style-name="P4" svg:width="4.947cm" svg:height="0.489cm"><draw:text-box><text:p><text:span text:style-name="T1">Zeile 2</text:span></text:p></draw:text-box></draw:frame></text:p>
        <text:p text:style-name="P2"><draw:frame text:anchor-type="as-char" svg:y="-0.365cm" draw:z-index="2" draw:name="korb.kunde.lieferAdresszeilen.2" draw:style-name="gr1" draw:text-style-name="P4" svg:width="4.947cm" svg:height="0.489cm"><draw:text-box><text:p><text:span text:style-name="T1">Zeile 3</text:span></text:p></draw:text-box></draw:frame></text:p>
        <text:p text:style-name="P2"><draw:frame text:anchor-type="as-char" svg:y="-0.365cm" draw:z-index="3" draw:name="korb.kunde.lieferAdresszeilen.3" draw:style-name="gr1" draw:text-style-name="P4" svg:width="4.966cm" svg:height="0.489cm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shadow="none" style:writing-mode="lr-tb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5.2.2.2$Linux_X86_64 LibreOffice_project/20m0$Build-2</meta:generator>
    <dc:date>2017-02-02T08:39:26.522142502</dc:date>
    <dc:creator>Alwin Egger</dc:creator>
    <meta:editing-duration>PT14H27M17S</meta:editing-duration>
    <meta:editing-cycles>25</meta:editing-cycles>
    <meta:document-statistic meta:table-count="0" meta:image-count="0" meta:object-count="0" meta:page-count="1" meta:paragraph-count="4" meta:word-count="0" meta:character-count="0" meta:non-whitespace-character-count="0"/>
  </office:meta>
</office:document-meta>
</file>